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ffffff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333333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93cm"/>
    </style:style>
    <style:style style:name="gr5" style:family="graphic" style:parent-style-name="standard">
      <style:graphic-properties svg:stroke-width="0.051cm" draw:marker-start="Arrow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3333" draw:marker-start-width="0.276cm" draw:marker-end-width="0.276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57cm"/>
    </style:style>
    <style:style style:name="gr11" style:family="graphic" style:parent-style-name="standard">
      <style:graphic-properties svg:stroke-width="0.051cm" svg:stroke-color="#ffffff" draw:marker-start="Arrow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516cm"/>
    </style:style>
    <style:style style:name="gr15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svg:stroke-color="#808080"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svg:stroke-color="#808080"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svg:stroke-color="#808080" draw:fill="solid" draw:fill-color="#e6e64c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dash" draw:stroke-dash="Ultrafine_20_Dashed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808080"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808080" fo:font-size="18pt" style:font-size-asian="18pt" style:font-size-complex="18pt"/>
    </style:style>
    <style:style style:name="T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808080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808080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6.985cm" svg:x="2.95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6.986cm" svg:x="4.851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6.986cm" svg:x="8.651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6.987cm" svg:x="6.75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6.987cm" svg:x="10.552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324cm" svg:x="3.941cm" svg:y="10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324cm" svg:x="5.841cm" svg:y="10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6cm" svg:height="0.324cm" svg:x="2.95cm" svg:y="10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324cm" svg:x="7.741cm" svg:y="10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324cm" svg:x="9.641cm" svg:y="10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3cm" svg:height="0.324cm" svg:x="11.542cm" svg:y="10.6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21cm" svg:height="1.038cm" svg:x="1.429cm" svg:y="7.35cm">
          <draw:text-box>
            <text:p><text:span text:style-name="T1">OK</text:span></text:p>
          </draw:text-box>
        </draw:frame>
        <draw:frame draw:style-name="gr4" draw:text-style-name="P2" draw:layer="layout" svg:width="6.43cm" svg:height="1.038cm" svg:x="2.84cm" svg:y="13.065cm">
          <draw:text-box>
            <text:p><text:span text:style-name="T1">Input resolution (dt</text:span><text:span text:style-name="T2">i</text:span><text:span text:style-name="T1">)</text:span></text:p>
          </draw:text-box>
        </draw:frame>
        <draw:line draw:style-name="gr5" draw:text-style-name="P1" draw:layer="layout" svg:x1="3.937cm" svg:y1="12.765cm" svg:x2="7.747cm" svg:y2="12.765cm">
          <text:p/>
        </draw:line>
        <draw:custom-shape draw:style-name="gr6" draw:text-style-name="P1" draw:layer="layout" svg:width="1.905cm" svg:height="0.324cm" svg:x="2.94cm" svg:y="6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4.841cm" svg:y="6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0.324cm" svg:x="2.941cm" svg:y="6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6.741cm" svg:y="6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2.941cm" svg:y="6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8.641cm" svg:y="6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10.541cm" svg:y="6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0.324cm" svg:x="2.94cm" svg:y="7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729cm" svg:height="0.324cm" svg:x="4.841cm" svg:y="7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0.324cm" svg:x="2.941cm" svg:y="7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2.941cm" svg:y="7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10.541cm" svg:y="7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0.324cm" svg:x="2.94cm" svg:y="8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4.841cm" svg:y="8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0.324cm" svg:x="2.941cm" svg:y="8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29cm" svg:height="0.324cm" svg:x="6.741cm" svg:y="8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2.941cm" svg:y="8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324cm" svg:x="10.541cm" svg:y="8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324cm" svg:x="2.94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66cm" svg:height="0.324cm" svg:x="4.841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324cm" svg:x="2.941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8cm" svg:height="0.324cm" svg:x="6.741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63cm" svg:height="0.324cm" svg:x="2.941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4cm" svg:height="0.324cm" svg:x="9.592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64cm" svg:height="0.324cm" svg:x="10.541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7cm" svg:height="0.315cm" svg:x="11.454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4cm" svg:height="0.324cm" svg:x="7.692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54cm" svg:height="0.324cm" svg:x="8.642cm" svg:y="9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66cm" svg:height="0.324cm" svg:x="5.781cm" svg:y="9.5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7.32cm" svg:x="2.85cm" svg:y="3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324cm" svg:x="3.942cm" svg:y="11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6cm" svg:height="0.324cm" svg:x="2.951cm" svg:y="11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01cm" svg:height="0.324cm" svg:x="7.742cm" svg:y="11.6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33cm" svg:height="0.324cm" svg:x="11.543cm" svg:y="11.6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8.59cm" svg:x="2.851cm" svg:y="3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8.59cm" svg:x="12.051cm" svg:y="3.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14cm" svg:height="2.54cm" svg:x="3.015cm" svg:y="6.5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1.455cm" svg:height="1.038cm" svg:x="1.425cm" svg:y="10.222cm">
          <draw:text-box>
            <text:p><text:span text:style-name="T1">NO</text:span></text:p>
          </draw:text-box>
        </draw:frame>
        <draw:frame draw:style-name="gr10" draw:text-style-name="P2" draw:layer="layout" svg:width="5.257cm" svg:height="1.038cm" svg:x="3.998cm" svg:y="4.407cm">
          <draw:text-box>
            <text:p><text:span text:style-name="T1">Model step (dt</text:span><text:span text:style-name="T2">m</text:span><text:span text:style-name="T1">)</text:span></text:p>
          </draw:text-box>
        </draw:frame>
        <draw:line draw:style-name="gr11" draw:text-style-name="P1" draw:layer="layout" svg:x1="4.855cm" svg:y1="5.88cm" svg:x2="6.76cm" svg:y2="5.88cm">
          <text:p/>
        </draw:line>
        <draw:line draw:style-name="gr12" draw:text-style-name="P1" draw:layer="layout" svg:x1="7.746cm" svg:y1="12.095cm" svg:x2="7.746cm" svg:y2="13.011cm">
          <text:p/>
        </draw:line>
        <draw:custom-shape draw:style-name="gr9" draw:text-style-name="P1" draw:layer="layout" svg:width="0.214cm" svg:height="2.54cm" svg:x="3.015cm" svg:y="9.5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3.33cm" svg:height="1.038cm" svg:x="13.299cm" svg:y="4.407cm">
          <draw:text-box>
            <text:p><text:span text:style-name="T3">Examples</text:span></text:p>
          </draw:text-box>
        </draw:frame>
        <draw:frame draw:style-name="gr14" draw:text-style-name="P3" draw:layer="layout" svg:width="7.016cm" svg:height="1.055cm" svg:x="12.399cm" svg:y="6.207cm">
          <draw:text-box>
            <text:p><text:span text:style-name="T3">dt</text:span><text:span text:style-name="T4">m</text:span><text:span text:style-name="T5"> </text:span><text:span text:style-name="T3">= 1h, dt</text:span><text:span text:style-name="T4">i</text:span><text:span text:style-name="T5"> </text:span><text:span text:style-name="T3">= 1h</text:span></text:p>
          </draw:text-box>
        </draw:frame>
        <draw:frame draw:style-name="gr14" draw:text-style-name="P3" draw:layer="layout" svg:width="7.016cm" svg:height="1.055cm" svg:x="12.399cm" svg:y="8.107cm">
          <draw:text-box>
            <text:p><text:span text:style-name="T3">dt</text:span><text:span text:style-name="T4">m</text:span><text:span text:style-name="T5"> </text:span><text:span text:style-name="T3">= 1h, dt</text:span><text:span text:style-name="T4">i</text:span><text:span text:style-name="T5"> </text:span><text:span text:style-name="T3">= 1 | 2h</text:span></text:p>
          </draw:text-box>
        </draw:frame>
        <draw:frame draw:style-name="gr14" draw:text-style-name="P3" draw:layer="layout" svg:width="7.016cm" svg:height="1.055cm" svg:x="12.399cm" svg:y="7.107cm">
          <draw:text-box>
            <text:p><text:span text:style-name="T3">dt</text:span><text:span text:style-name="T4">m</text:span><text:span text:style-name="T5"> </text:span><text:span text:style-name="T3">= 1h, dt</text:span><text:span text:style-name="T4">i</text:span><text:span text:style-name="T5"> </text:span><text:span text:style-name="T3">= 3h</text:span></text:p>
          </draw:text-box>
        </draw:frame>
        <draw:frame draw:style-name="gr14" draw:text-style-name="P3" draw:layer="layout" svg:width="7.016cm" svg:height="1.055cm" svg:x="12.399cm" svg:y="9.107cm">
          <draw:text-box>
            <text:p><text:span text:style-name="T3">dt</text:span><text:span text:style-name="T4">i</text:span><text:span text:style-name="T5"> </text:span><text:span text:style-name="T3">&lt; dt</text:span><text:span text:style-name="T4">m</text:span></text:p>
          </draw:text-box>
        </draw:frame>
        <draw:frame draw:style-name="gr14" draw:text-style-name="P3" draw:layer="layout" svg:width="7.016cm" svg:height="1.055cm" svg:x="12.399cm" svg:y="10.207cm">
          <draw:text-box>
            <text:p><text:span text:style-name="T3">dt</text:span><text:span text:style-name="T4">i</text:span><text:span text:style-name="T5"> </text:span><text:span text:style-name="T3">= dt</text:span><text:span text:style-name="T4">m</text:span><text:span text:style-name="T6">, but shifted</text:span></text:p>
          </draw:text-box>
        </draw:frame>
        <draw:frame draw:style-name="gr14" draw:text-style-name="P3" draw:layer="layout" svg:width="7.016cm" svg:height="1.038cm" svg:x="12.399cm" svg:y="11.207cm">
          <draw:text-box>
            <text:p><text:span text:style-name="T3">dt</text:span><text:span text:style-name="T4">i</text:span><text:span text:style-name="T3"> &gt; dt</text:span><text:span text:style-name="T4">m</text:span><text:span text:style-name="T6">, but shifted</text:span></text:p>
          </draw:text-box>
        </draw:frame>
        <draw:line draw:style-name="gr12" draw:text-style-name="P1" draw:layer="layout" svg:x1="3.946cm" svg:y1="12.095cm" svg:x2="3.946cm" svg:y2="13.011cm">
          <text:p/>
        </draw:line>
      </draw:page>
      <draw:page draw:name="page2" draw:style-name="dp1" draw:master-page-name="Default">
        <draw:custom-shape draw:style-name="gr15" draw:text-style-name="P1" draw:layer="layout" svg:width="2.54cm" svg:height="0.991cm" svg:x="14.871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2.54cm" svg:height="0.991cm" svg:x="13.471cm" svg:y="17.274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2.54cm" svg:height="0.991cm" svg:x="12.071cm" svg:y="17.275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2.54cm" svg:height="0.991cm" svg:x="13.671cm" svg:y="18.274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2.54cm" svg:height="0.991cm" svg:x="12.271cm" svg:y="18.275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2.54cm" svg:height="0.991cm" svg:x="10.871cm" svg:y="18.276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0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7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4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27cm" svg:height="0.492cm" svg:x="6.1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8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6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3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0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7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7.4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2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9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6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7.3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8.0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3.4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1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8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5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2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4.07cm" svg:y="7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4.77cm" svg:y="7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5.47cm" svg:y="7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.27cm" svg:height="0.492cm" svg:x="6.17cm" svg:y="7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6.87cm" svg:y="7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4.67cm" svg:y="7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5.37cm" svg:y="7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6.07cm" svg:y="7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6.77cm" svg:y="7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7.47cm" svg:y="7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5.27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5.97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6.67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7.37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8.07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3.47cm" svg:y="8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4.17cm" svg:y="8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4.87cm" svg:y="8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5.57cm" svg:y="8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6.27cm" svg:y="8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6.87cm" svg:y1="8.86cm" svg:x2="6.87cm" svg:y2="10.889cm">
          <text:p/>
        </draw:line>
        <draw:line draw:style-name="gr12" draw:text-style-name="P1" draw:layer="layout" svg:x1="6.87cm" svg:y1="7.873cm" svg:x2="6.87cm" svg:y2="8.86cm">
          <text:p/>
        </draw:line>
        <draw:custom-shape draw:style-name="gr17" draw:text-style-name="P1" draw:layer="layout" svg:width="2.54cm" svg:height="0.991cm" svg:x="14.871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3.37cm" svg:y="7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3.97cm" svg:y="7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4.57cm" svg:y="6.5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2.77cm" svg:y="8.0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3.3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3.9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5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2.7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1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8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3.5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27cm" svg:height="0.492cm" svg:x="14.2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4.9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7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3.4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4.1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4.8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5.5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3.3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4.0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4.7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5.4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6.1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1.5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2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9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3.6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4.3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4.97cm" svg:y1="8.86cm" svg:x2="14.97cm" svg:y2="10.889cm">
          <text:p/>
        </draw:line>
        <draw:custom-shape draw:style-name="gr15" draw:text-style-name="P1" draw:layer="layout" svg:width="1.27cm" svg:height="0.492cm" svg:x="11.47cm" svg:y="10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07cm" svg:y="10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2.67cm" svg:y="9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10.87cm" svg:y="11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2.54cm" svg:height="0.991cm" svg:x="13.471cm" svg:y="6.574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2.54cm" svg:height="0.991cm" svg:x="12.071cm" svg:y="6.575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2.54cm" svg:height="0.991cm" svg:x="13.671cm" svg:y="7.574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2.54cm" svg:height="0.991cm" svg:x="12.271cm" svg:y="7.575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2.54cm" svg:height="0.991cm" svg:x="10.871cm" svg:y="7.576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14.97cm" svg:y1="7.873cm" svg:x2="14.97cm" svg:y2="8.86cm">
          <text:p/>
        </draw:line>
        <draw:custom-shape draw:style-name="gr15" draw:text-style-name="P1" draw:layer="layout" svg:width="1.27cm" svg:height="0.492cm" svg:x="4.17cm" svg:y="18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87cm" svg:y="18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57cm" svg:y="18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1.27cm" svg:height="0.492cm" svg:x="6.27cm" svg:y="18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97cm" svg:y="18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77cm" svg:y="17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47cm" svg:y="17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17cm" svg:y="17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87cm" svg:y="17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7.57cm" svg:y="17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37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07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77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7.47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8.17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3.57cm" svg:y="18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27cm" svg:y="18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97cm" svg:y="18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5.67cm" svg:y="18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6.37cm" svg:y="18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6.122cm" svg:y1="15.679cm" svg:x2="6.603cm" svg:y2="18.638cm">
          <text:p/>
        </draw:line>
        <draw:custom-shape draw:style-name="gr15" draw:text-style-name="P1" draw:layer="layout" svg:width="1.27cm" svg:height="0.492cm" svg:x="3.47cm" svg:y="18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07cm" svg:y="17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4.67cm" svg:y="17.2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27cm" svg:height="0.492cm" svg:x="2.87cm" svg:y="18.7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17cm" svg:y="15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87cm" svg:y="15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3.57cm" svg:y="15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.27cm" svg:height="0.492cm" svg:x="14.27cm" svg:y="15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.27cm" svg:height="0.492cm" svg:x="14.97cm" svg:y="15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77cm" svg:y="14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3.47cm" svg:y="14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4.17cm" svg:y="14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4.87cm" svg:y="14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5.57cm" svg:y="14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3.37cm" svg:y="14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4.07cm" svg:y="14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4.77cm" svg:y="14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5.47cm" svg:y="14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6.17cm" svg:y="14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1.57cm" svg:y="15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27cm" svg:y="15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97cm" svg:y="15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.27cm" svg:height="0.492cm" svg:x="13.67cm" svg:y="15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.27cm" svg:height="0.492cm" svg:x="14.37cm" svg:y="15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4.97cm" svg:y1="16.46cm" svg:x2="14.97cm" svg:y2="18.489cm">
          <text:p/>
        </draw:line>
        <draw:custom-shape draw:style-name="gr17" draw:text-style-name="P1" draw:layer="layout" svg:width="1.27cm" svg:height="0.492cm" svg:x="11.47cm" svg:y="15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07cm" svg:y="14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2.67cm" svg:y="14.1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27cm" svg:height="0.492cm" svg:x="10.87cm" svg:y="15.673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4.97cm" svg:y1="15.473cm" svg:x2="14.97cm" svg:y2="16.46cm">
          <text:p/>
        </draw:line>
        <draw:line draw:style-name="gr19" draw:text-style-name="P1" draw:layer="layout" svg:x1="15.57cm" svg:y1="16.46cm" svg:x2="15.57cm" svg:y2="18.489cm">
          <text:p/>
        </draw:line>
        <draw:line draw:style-name="gr21" draw:text-style-name="P1" draw:layer="layout" svg:x1="15.57cm" svg:y1="15.473cm" svg:x2="15.57cm" svg:y2="16.46cm">
          <text:p/>
        </draw:line>
        <draw:line draw:style-name="gr19" draw:text-style-name="P1" draw:layer="layout" svg:x1="14.17cm" svg:y1="17.06cm" svg:x2="14.17cm" svg:y2="19.089cm">
          <text:p/>
        </draw:line>
        <draw:line draw:style-name="gr21" draw:text-style-name="P1" draw:layer="layout" svg:x1="14.17cm" svg:y1="16.073cm" svg:x2="14.17cm" svg:y2="17.06cm">
          <text:p/>
        </draw:line>
        <draw:line draw:style-name="gr19" draw:text-style-name="P1" draw:layer="layout" svg:x1="14.77cm" svg:y1="17.06cm" svg:x2="14.77cm" svg:y2="19.089cm">
          <text:p/>
        </draw:line>
        <draw:line draw:style-name="gr21" draw:text-style-name="P1" draw:layer="layout" svg:x1="14.77cm" svg:y1="16.073cm" svg:x2="14.77cm" svg:y2="17.06cm">
          <text:p/>
        </draw:line>
        <draw:custom-shape draw:style-name="gr22" draw:text-style-name="P1" draw:layer="layout" svg:width="6.464cm" svg:height="1.992cm" svg:x="2.905cm" svg:y="14.173cm">
          <text:p/>
          <draw:enhanced-geometry svg:viewBox="0 0 21600 21600" draw:glue-points="?f6 0 10800 ?f8 ?f11 10800 ?f9 21600 10800 ?f10 ?f5 10800" draw:text-areas="?f3 ?f3 ?f4 ?f4" draw:type="parallelogram" draw:modifiers="7935.034802784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486cm" svg:height="0.236cm" svg:x="4.105cm" svg:y="15.5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3" draw:text-style-name="P1" draw:layer="layout" svg:width="0.486cm" svg:height="0.236cm" svg:x="7.005cm" svg:y="14.4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4" draw:text-style-name="P1" draw:layer="layout" svg:width="0.486cm" svg:height="0.236cm" svg:x="6.505cm" svg:y="15.6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3" draw:text-style-name="P1" draw:layer="layout" svg:width="0.486cm" svg:height="0.236cm" svg:x="5.205cm" svg:y="14.3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4" draw:text-style-name="P1" draw:layer="layout" svg:width="0.486cm" svg:height="0.236cm" svg:x="5.805cm" svg:y="15.2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4" draw:text-style-name="P1" draw:layer="layout" svg:width="0.486cm" svg:height="0.236cm" svg:x="7.005cm" svg:y="15.0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9" draw:text-style-name="P1" draw:layer="layout" svg:x1="7.191cm" svg:y1="15.401cm" svg:x2="7.191cm" svg:y2="18.489cm">
          <text:p/>
        </draw:line>
        <draw:line draw:style-name="gr19" draw:text-style-name="P1" draw:layer="layout" svg:x1="6.747cm" svg:y1="16.04cm" svg:x2="6.891cm" svg:y2="18.789cm">
          <text:p/>
        </draw:line>
        <draw:frame draw:style-name="gr25" draw:text-style-name="P4" draw:layer="layout" svg:width="3.821cm" svg:height="0.95cm" draw:transform="rotate (0.6981317007976) translate (1.775cm 8.176cm)">
          <draw:text-box>
            <text:p text:style-name="P4"><text:span text:style-name="T7">External data</text:span></text:p>
          </draw:text-box>
        </draw:frame>
        <draw:frame draw:style-name="gr25" draw:text-style-name="P4" draw:layer="layout" svg:width="3.986cm" svg:height="0.95cm" draw:transform="rotate (0.6981317007976) translate (1.775cm 11.276cm)">
          <draw:text-box>
            <text:p text:style-name="P4"><text:span text:style-name="T7">Model objects</text:span></text:p>
          </draw:text-box>
        </draw:frame>
        <draw:frame draw:style-name="gr25" draw:text-style-name="P4" draw:layer="layout" svg:width="3.821cm" svg:height="0.95cm" draw:transform="rotate (0.6981317007976) translate (9.875cm 8.176cm)">
          <draw:text-box>
            <text:p text:style-name="P4"><text:span text:style-name="T7">External data</text:span></text:p>
          </draw:text-box>
        </draw:frame>
        <draw:frame draw:style-name="gr25" draw:text-style-name="P4" draw:layer="layout" svg:width="3.986cm" svg:height="0.95cm" draw:transform="rotate (0.6981317007976) translate (9.875cm 11.276cm)">
          <draw:text-box>
            <text:p text:style-name="P4"><text:span text:style-name="T7">Model objects</text:span></text:p>
          </draw:text-box>
        </draw:frame>
        <draw:frame draw:style-name="gr25" draw:text-style-name="P4" draw:layer="layout" svg:width="3.821cm" svg:height="0.95cm" draw:transform="rotate (0.6981317007976) translate (1.875cm 15.776cm)">
          <draw:text-box>
            <text:p text:style-name="P4"><text:span text:style-name="T7">External data</text:span></text:p>
          </draw:text-box>
        </draw:frame>
        <draw:frame draw:style-name="gr25" draw:text-style-name="P4" draw:layer="layout" svg:width="3.986cm" svg:height="0.95cm" draw:transform="rotate (0.6981317007976) translate (1.875cm 18.876cm)">
          <draw:text-box>
            <text:p text:style-name="P4"><text:span text:style-name="T7">Model objects</text:span></text:p>
          </draw:text-box>
        </draw:frame>
        <draw:frame draw:style-name="gr25" draw:text-style-name="P4" draw:layer="layout" svg:width="3.821cm" svg:height="0.95cm" draw:transform="rotate (0.6981317007976) translate (9.875cm 15.776cm)">
          <draw:text-box>
            <text:p text:style-name="P4"><text:span text:style-name="T7">External data</text:span></text:p>
          </draw:text-box>
        </draw:frame>
        <draw:frame draw:style-name="gr25" draw:text-style-name="P4" draw:layer="layout" svg:width="3.986cm" svg:height="0.95cm" draw:transform="rotate (0.6981317007976) translate (9.875cm 18.876cm)">
          <draw:text-box>
            <text:p text:style-name="P4"><text:span text:style-name="T7">Model objects</text:span></text:p>
          </draw:text-box>
        </draw:frame>
        <draw:line draw:style-name="gr26" draw:text-style-name="P1" draw:layer="layout" svg:x1="1.935cm" svg:y1="13.065cm" svg:x2="18.78cm" svg:y2="13.065cm">
          <text:p/>
        </draw:line>
        <draw:line draw:style-name="gr26" draw:text-style-name="P1" draw:layer="layout" svg:x1="9.89cm" svg:y1="5.445cm" svg:x2="9.89cm" svg:y2="2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1-09-29T17:00:59</dc:date>
    <dc:creator>David Kneis</dc:creator>
    <meta:editing-duration>PT08H19M42S</meta:editing-duration>
    <meta:editing-cycles>22</meta:editing-cycles>
    <meta:document-statistic meta:object-count="228"/>
  </office:meta>
</office:document-meta>
</file>